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Medium" svg:font-family="'Iosevka Term Medium'" style:font-adornments="Regular" style:font-pitch="variable"/>
    <style:font-face style:name="Iosevka Term Medium1" svg:font-family="'Iosevka Term Medium'" style:font-pitch="variable"/>
    <style:font-face style:name="Iosevka Term Medium2" svg:font-family="'Iosevka Term Medium'" style:font-adornments="Italic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65cm" fo:min-width="13.47cm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6.525cm" fo:min-width="0cm" fo:padding-top="0.049cm" fo:padding-bottom="0.049cm" fo:padding-left="0.174cm" fo:padding-right="0.174cm" loext:decorative="false"/>
      <style:paragraph-properties style:writing-mode="lr-tb"/>
    </style:style>
    <style:style style:name="gr4" style:family="graphic" style:parent-style-name="standard">
      <style:graphic-properties draw:stroke="solid" svg:stroke-width="0.102cm" draw:marker-start-width="0.356cm" draw:marker-end-width="0.356cm" draw:fill="none" fo:min-height="3.549cm" fo:padding-top="0.049cm" fo:padding-bottom="0.049cm" fo:padding-left="0.174cm" fo:padding-right="0.174cm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6.373cm" fo:min-width="0cm" fo:padding-top="0.049cm" fo:padding-bottom="0.049cm" fo:padding-left="0.174cm" fo:padding-right="0.174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4.389cm" fo:min-width="0cm" fo:padding-top="0.049cm" fo:padding-bottom="0.049cm" fo:padding-left="0.174cm" fo:padding-right="0.174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6.525cm" fo:min-width="0cm" fo:padding-top="0.049cm" fo:padding-bottom="0.049cm" fo:padding-left="0.174cm" fo:padding-right="0.174cm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6.373cm" fo:min-width="0cm" fo:padding-top="0.049cm" fo:padding-bottom="0.049cm" fo:padding-left="0.174cm" fo:padding-right="0.174cm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4.389cm" fo:min-width="0cm" fo:padding-top="0.049cm" fo:padding-bottom="0.049cm" fo:padding-left="0.174cm" fo:padding-right="0.1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4.541cm" fo:min-width="0cm" fo:padding-top="0.049cm" fo:padding-bottom="0.049cm" fo:padding-left="0.174cm" fo:padding-right="0.174cm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3.549cm" fo:min-width="0cm" fo:padding-top="0.049cm" fo:padding-bottom="0.049cm" fo:padding-left="0.174cm" fo:padding-right="0.174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6.525cm" fo:min-width="0cm" fo:padding-top="0.049cm" fo:padding-bottom="0.049cm" fo:padding-left="0.174cm" fo:padding-right="0.174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2.557cm" fo:min-width="0cm" fo:padding-top="0.049cm" fo:padding-bottom="0.049cm" fo:padding-left="0.174cm" fo:padding-right="0.174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2.557cm" fo:min-width="0cm" fo:padding-top="0.049cm" fo:padding-bottom="0.049cm" fo:padding-left="0.174cm" fo:padding-right="0.174cm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10.073cm" fo:min-width="0cm" fo:padding-top="0.049cm" fo:padding-bottom="0.049cm" fo:padding-left="0.174cm" fo:padding-right="0.174cm" loext:decorative="false"/>
      <style:paragraph-properties style:writing-mode="lr-tb"/>
    </style:style>
    <style:style style:name="gr16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807cm" fo:min-width="5.367cm" fo:padding-top="0.049cm" fo:padding-bottom="0.049cm" fo:padding-left="0.174cm" fo:padding-right="0.174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807cm" fo:min-width="7.272cm" fo:padding-top="0.049cm" fo:padding-bottom="0.049cm" fo:padding-left="0.174cm" fo:padding-right="0.174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27cm" draw:marker-start-width="0.394cm" draw:marker-end="Arrowheads_20_3" draw:marker-end-width="0.699cm" draw:marker-end-center="true" draw:fill="none" draw:textarea-vertical-align="middle" fo:padding-top="0.062cm" fo:padding-bottom="0.062cm" fo:padding-left="0.187cm" fo:padding-right="0.187cm" loext:decorative="false"/>
    </style:style>
    <style:style style:name="gr19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648cm" fo:min-width="6.637cm" fo:padding-top="0.049cm" fo:padding-bottom="0.049cm" fo:padding-left="0.174cm" fo:padding-right="0.174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0.87cm" fo:padding-top="0.049cm" fo:padding-bottom="0.049cm" fo:padding-left="0.174cm" fo:padding-right="0.174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102cm" draw:marker-start-width="0.357cm" draw:marker-end="Arrowheads_20_4" draw:marker-end-width="0.305cm" draw:marker-end-center="true" draw:fill="none" draw:textarea-vertical-align="middle" fo:padding-top="0.05cm" fo:padding-bottom="0.05cm" fo:padding-left="0.175cm" fo:padding-right="0.175cm" loext:decorative="false"/>
    </style:style>
    <style:style style:name="gr24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1.757cm" fo:padding-top="0.049cm" fo:padding-bottom="0.049cm" fo:padding-left="0.174cm" fo:padding-right="0.174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2.192cm" fo:padding-top="0.049cm" fo:padding-bottom="0.049cm" fo:padding-left="0.174cm" fo:padding-right="0.174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1.305cm" fo:padding-top="0.049cm" fo:padding-bottom="0.049cm" fo:padding-left="0.174cm" fo:padding-right="0.174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2.827cm" fo:padding-top="0.049cm" fo:padding-bottom="0.049cm" fo:padding-left="0.174cm" fo:padding-right="0.174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014cm" fo:min-width="4.097cm" fo:padding-top="0.049cm" fo:padding-bottom="0.049cm" fo:padding-left="0.174cm" fo:padding-right="0.174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1.114cm" fo:min-width="3.429cm" fo:padding-top="0.049cm" fo:padding-bottom="0.049cm" fo:padding-left="0.174cm" fo:padding-right="0.174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 loext:decorative="false"/>
      <style:paragraph-properties style:writing-mode="lr-tb"/>
    </style:style>
    <style:style style:name="gr31" style:family="graphic" style:parent-style-name="standard">
      <style:graphic-properties svg:stroke-width="0.102cm" draw:marker-start-width="0.356cm" draw:marker-end-width="0.356cm" draw:fill="none" loext:fill-use-slide-background="false" draw:textarea-horizontal-align="justify" draw:textarea-vertical-align="middle" draw:auto-grow-height="false" fo:min-height="3.913cm" fo:min-width="5.367cm" fo:padding-top="0.049cm" fo:padding-bottom="0.049cm" fo:padding-left="0.174cm" fo:padding-right="0.174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981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7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2pt" style:font-size-asian="12pt" style:font-size-complex="12pt"/>
    </style:style>
    <style:style style:name="P4" style:family="paragraph">
      <style:text-properties fo:color="#000000" loext:opacity="100%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.42cm" fo:margin-bottom="0.35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fo:font-size="13pt" style:font-size-asian="13pt" style:font-size-complex="13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style:font-name="Iosevka Term Medium" fo:font-size="13pt" style:font-size-asian="13pt" style:font-size-complex="13pt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.42cm" fo:margin-bottom="0.35cm" fo:line-height="100%" fo:text-align="start" fo:text-indent="0cm"/>
      <style:text-properties fo:font-size="13pt"/>
    </style:style>
    <style:style style:name="P13" style:family="paragraph">
      <style:paragraph-properties fo:margin-top="0.42cm" fo:margin-bottom="0.35cm"/>
      <style:text-properties fo:font-size="13pt"/>
    </style:style>
    <style:style style:name="P14" style:family="paragraph">
      <style:paragraph-properties fo:margin-left="0cm" fo:margin-right="0cm" fo:margin-top="0.42cm" fo:margin-bottom="0.35cm" fo:line-height="100%" fo:text-align="start" fo:text-indent="0cm"/>
      <style:text-properties fo:font-size="10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Liberation Sans"/>
    </style:style>
    <style:style style:name="P18" style:family="paragraph">
      <loext:graphic-properties draw:fill="none"/>
      <style:paragraph-properties fo:text-align="center" style:writing-mode="lr-tb"/>
      <style:text-properties style:font-name="Liberation Sans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fo:font-size="20pt" style:font-size-asian="26pt" style:font-size-complex="26pt"/>
    </style:style>
    <style:style style:name="P21" style:family="paragraph">
      <style:paragraph-properties fo:text-align="center"/>
      <style:text-properties style:font-name="Iosevka Term Medium" fo:font-size="20pt" style:font-size-asian="20pt" style:font-size-complex="20pt"/>
    </style:style>
    <style:style style:name="P22" style:family="paragraph">
      <loext:graphic-properties draw:fill="none"/>
      <style:paragraph-properties fo:text-align="center" style:writing-mode="lr-tb"/>
      <style:text-properties style:font-name="Iosevka Term Medium"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Liberation Sans"/>
    </style:style>
    <style:style style:name="P24" style:family="paragraph">
      <style:paragraph-properties fo:text-align="start"/>
      <style:text-properties style:font-name="Iosevka Term Medium"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style:font-name="Iosevka Term Medium" fo:font-size="20pt" style:font-size-asian="20pt" style:font-size-complex="20pt"/>
    </style:style>
    <style:style style:name="P26" style:family="paragraph">
      <loext:graphic-properties draw:fill="none"/>
      <style:paragraph-properties fo:text-align="start" style:writing-mode="lr-tb"/>
      <style:text-properties style:font-name="Iosevka Term Medium" fo:font-size="20pt" style:font-size-asian="20pt" style:font-size-complex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Iosevka Term Medium1" fo:font-size="18pt" style:font-size-asian="24pt" style:font-size-complex="24pt"/>
    </style:style>
    <style:style style:name="T8" style:family="text">
      <style:text-properties style:font-name="Iosevka Term Medium1"/>
    </style:style>
    <style:style style:name="T9" style:family="text">
      <style:text-properties style:font-name="Iosevka Term Medium" fo:font-size="13pt" style:font-size-asian="13pt" style:font-size-complex="13pt"/>
    </style:style>
    <style:style style:name="T10" style:family="text">
      <style:text-properties style:font-name="Iosevka Term Medium"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Iosevka Term Medium" fo:font-size="13pt" fo:font-style="normal" fo:text-shadow="none" style:text-underline-style="none" fo:font-weight="normal" style:letter-kerning="true" style:font-name-asian="Source Han Sans CN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Iosevka Term Medium" fo:font-size="12pt" style:font-size-asian="12pt" style:font-size-complex="12pt"/>
    </style:style>
    <style:style style:name="T13" style:family="text">
      <style:text-properties style:font-name="Iosevka Term Medium1" fo:font-size="12pt" style:font-size-asian="12pt" style:font-size-complex="12pt"/>
    </style:style>
    <style:style style:name="T14" style:family="text">
      <style:text-properties style:font-name="Liberation Sans" fo:font-size="44pt" style:font-size-asian="66pt" style:font-size-complex="66pt"/>
    </style:style>
    <style:style style:name="T15" style:family="text">
      <style:text-properties style:font-name="Liberation Sans" fo:font-size="32pt" style:font-size-asian="44pt" style:font-size-complex="44pt"/>
    </style:style>
    <style:style style:name="T16" style:family="text">
      <style:text-properties fo:font-size="20pt" style:font-size-asian="26pt" style:font-size-complex="26pt"/>
    </style:style>
    <style:style style:name="T17" style:family="text">
      <style:text-properties style:font-name="Liberation Sans" fo:font-size="40pt" style:font-size-asian="54pt" style:font-size-complex="54pt"/>
    </style:style>
    <style:style style:name="T18" style:family="text">
      <style:text-properties style:font-name="Liberation Sans" fo:font-size="28pt" style:font-size-asian="42pt" style:font-size-complex="42pt"/>
    </style:style>
    <style:style style:name="T19" style:family="text">
      <style:text-properties style:font-name="Liberation Sans" fo:font-size="24pt" style:font-size-asian="36pt" style:font-size-complex="36pt"/>
    </style:style>
    <style:style style:name="T20" style:family="text">
      <style:text-properties style:font-name="Liberation Sans" fo:font-size="22pt" style:font-size-asian="32pt" style:font-size-complex="32pt"/>
    </style:style>
    <style:style style:name="T21" style:family="text">
      <style:text-properties style:font-name="Iosevka Term Medium" fo:font-size="20pt" style:font-size-asian="20pt" style:font-size-complex="20pt"/>
    </style:style>
    <style:style style:name="T22" style:family="text">
      <style:text-properties style:font-name="Liberation Sans" fo:font-size="2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981cm" svg:x="1.4cm" svg:y="1.905cm" presentation:class="title" presentation:user-transformed="true">
          <draw:text-box>
            <text:p><text:span text:style-name="T1">Howlite</text:span></text:p>
          </draw:text-box>
        </draw:frame>
        <draw:frame presentation:style-name="pr2" draw:text-style-name="P2" draw:layer="layout" svg:width="25.964cm" svg:height="2.784cm" svg:x="0.706cm" svg:y="5.471cm" presentation:class="subtitle" presentation:user-transformed="true">
          <draw:text-box>
            <text:p>A programming language for RISC-V microcontrollers</text:p>
          </draw:text-box>
        </draw:frame>
        <draw:frame presentation:style-name="pr2" draw:text-style-name="P3" draw:layer="layout" svg:width="25.199cm" svg:height="2.784cm" svg:x="1.27cm" svg:y="12.456cm">
          <draw:text-box>
            <text:p><text:span text:style-name="T2">Ian Shehadeh</text:span></text:p>
            <text:p><text:span text:style-name="T2">St. Mary’s College of Maryland</text:span></text:p>
            <text:p><text:span text:style-name="T2">Spring,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yntax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</text:span><text:span text:style-name="T4">-like with a dash of </text:span><text:span text:style-name="T3">Typescript </text:span><text:span text:style-name="T4">and </text:span><text:span text:style-name="T3">Rust</text:span></text:p>
              </text:list-item>
              <text:list-item>
                <text:p><text:span text:style-name="T4">Stay close to popular conventions</text:span></text:p>
              </text:list-item>
              <text:list-item>
                <text:p><text:span text:style-name="T4">Abbreviations: must be well established</text:span></text:p>
              </text:list-item>
              <text:list-item>
                <text:p><text:span text:style-name="T4">Symbols: Purpose must be </text:span><text:span text:style-name="T3">extremely </text:span><text:span text:style-name="T4">cle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12.065cm" svg:height="2.629cm" svg:x="0.635cm" svg:y="0.546cm" presentation:class="title" presentation:user-transformed="true">
          <draw:text-box>
            <text:p>Semantics</text:p>
          </draw:text-box>
        </draw:frame>
        <draw:frame presentation:style-name="pr5" draw:layer="layout" svg:width="11.935cm" svg:height="9.134cm" svg:x="1.4cm" svg:y="4.836cm" presentation:class="outline" presentation:user-transformed="true">
          <draw:text-box>
            <text:list text:style-name="L2">
              <text:list-item>
                <text:p><text:span text:style-name="T5">Class </text:span><text:span text:style-name="T6">Imperative</text:span></text:p>
              </text:list-item>
              <text:list-item>
                <text:p><text:span text:style-name="T5">Eval</text:span>: always eager <text:span text:style-name="T5">Typing</text:span>: Static</text:p>
              </text:list-item>
              <text:list-item>
                <text:p><text:span text:style-name="T5">Scopes</text:span>: Lexical</text:p>
              </text:list-item>
            </text:list>
          </draw:text-box>
        </draw:frame>
        <draw:frame draw:style-name="gr2" draw:text-style-name="P6" draw:layer="layout" svg:width="13.97cm" svg:height="12.315cm" svg:x="13.335cm" svg:y="1.905cm">
          <draw:text-box>
            <text:p text:style-name="P5"><text:span text:style-name="T7">func fib(): u16 {</text:span></text:p>
            <text:p text:style-name="P5"><text:span text:style-name="T7"><text:s text:c="4"/></text:span><text:span text:style-name="T7">let N: u16 = 10;</text:span></text:p>
            <text:p text:style-name="P5"><text:span text:style-name="T7"><text:s text:c="4"/></text:span><text:span text:style-name="T7">let mut memory: [u16; 2] = [ 0, 1 ];</text:span></text:p>
            <text:p text:style-name="P5"><text:span text:style-name="T7"><text:s text:c="4"/></text:span><text:span text:style-name="T7">let mut acc: u16 = 0;</text:span></text:p>
            <text:p text:style-name="P5"><text:span text:style-name="T8"/></text:p>
            <text:p text:style-name="P5"><text:span text:style-name="T7"><text:s text:c="4"/></text:span><text:span text:style-name="T7">let i: u16 = 0;</text:span></text:p>
            <text:p text:style-name="P5"><text:span text:style-name="T7"><text:s text:c="4"/></text:span><text:span text:style-name="T7">while i &lt; N {</text:span></text:p>
            <text:p text:style-name="P5"><text:span text:style-name="T7"><text:s text:c="8"/></text:span><text:span text:style-name="T7">acc = (memory.[0] + memory.[1]);</text:span></text:p>
            <text:p text:style-name="P5"><text:span text:style-name="T7"><text:s text:c="8"/></text:span><text:span text:style-name="T7">memory.[0] = memory.[1];</text:span></text:p>
            <text:p text:style-name="P5"><text:span text:style-name="T7"><text:s text:c="8"/></text:span><text:span text:style-name="T7">memory.[1] = acc;</text:span></text:p>
            <text:p text:style-name="P5"><text:span text:style-name="T7"><text:s text:c="8"/></text:span><text:span text:style-name="T7">i = (i + 1);</text:span></text:p>
            <text:p text:style-name="P5"><text:span text:style-name="T7"><text:s text:c="4"/></text:span><text:span text:style-name="T7">};</text:span></text:p>
            <text:p text:style-name="P5"><text:span text:style-name="T8"/></text:p>
            <text:p text:style-name="P5"><text:span text:style-name="T7"><text:s text:c="4"/></text:span><text:span text:style-name="T7">acc</text:span></text:p>
            <text:p text:style-name="P5"><text:span text:style-name="T7">}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27cm" svg:y="6.896cm" presentation:class="title" presentation:user-transformed="true">
          <draw:text-box>
            <text:p>Language Constructs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Language Constructs - Types</text:p>
          </draw:text-box>
        </draw:frame>
        <draw:frame draw:style-name="gr3" draw:text-style-name="P8" draw:layer="layout" svg:width="10.027cm" svg:height="6.623cm" svg:x="0.768cm" svg:y="8.544cm">
          <draw:text-box>
            <text:p text:style-name="P7"><text:span text:style-name="T9">type A[T: boxed] = {</text:span></text:p>
            <text:p text:style-name="P7"><text:span text:style-name="T9"><text:s text:c="2"/></text:span><text:span text:style-name="T9">a: T,</text:span></text:p>
            <text:p text:style-name="P7"><text:span text:style-name="T9"><text:s text:c="2"/></text:span><text:span text:style-name="T9">@align(4) { b1: 0..5, b2: 5..10 },</text:span></text:p>
            <text:p text:style-name="P7"><text:span text:style-name="T10"><text:s text:c="3"/></text:span><text:span text:style-name="T9">c: u16</text:span></text:p>
            <text:p text:style-name="P7"><text:span text:style-name="T9">};</text:span></text:p>
            <text:p text:style-name="P7"><text:span text:style-name="T9">let a: A[1..2] = </text:span></text:p>
            <text:p text:style-name="P7"><text:span text:style-name="T9"><text:s text:c="2"/></text:span><text:span text:style-name="T9">struct { a: 2, b1: 0, b2: 5, c: <text:s/>0 }</text:span></text:p>
          </draw:text-box>
        </draw:frame>
        <draw:frame draw:style-name="gr4" draw:text-style-name="P10" draw:layer="layout" svg:width="12.065cm" svg:height="3.647cm" svg:x="12.065cm" svg:y="3.175cm">
          <draw:text-box>
            <text:p text:style-name="P9"><text:span text:style-name="T9">let array: [bool; 4] = [true, false, true, false];</text:span></text:p>
            <text:p text:style-name="P9"><text:span text:style-name="T9">let slice: &amp;[bool] = &amp;array.[1..3];</text:span></text:p>
            <text:p text:style-name="P9"><text:span text:style-name="T9">let h: char = 'h';</text:span></text:p>
            <text:p text:style-name="P9"><text:span text:style-name="T9">let greet: &amp;string = "hello ";</text:span></text:p>
          </draw:text-box>
        </draw:frame>
        <draw:frame draw:style-name="gr5" draw:text-style-name="P11" draw:layer="layout" svg:width="10.027cm" svg:height="6.471cm" svg:x="12.065cm" svg:y="7.62cm">
          <draw:text-box>
            <text:p text:style-name="P7"><text:span text:style-name="T9">type U = bool | null;</text:span></text:p>
            <text:p text:style-name="P7"><text:span text:style-name="T11">Type V = </text:span><text:span text:style-name="T9">{ a: 1..1, b: null } </text:span></text:p>
            <text:p text:style-name="P7"><text:span text:style-name="T9"><text:s text:c="7"/></text:span><text:span text:style-name="T9">| { a: 2..2, b: bool }</text:span></text:p>
            <text:p text:style-name="P7"><text:span text:style-name="T12">let v : V = struct { a: 1, b: null };</text:span></text:p>
            <text:p text:style-name="P7"><text:span text:style-name="T12">if v.a == 1 {</text:span></text:p>
            <text:p text:style-name="P7"><text:span text:style-name="T12"><text:s text:c="2"/></text:span><text:span text:style-name="T12">/* v : { a: 1..1, b: null } */</text:span></text:p>
            <text:p text:style-name="P7"><text:span text:style-name="T12">}</text:span></text:p>
          </draw:text-box>
        </draw:frame>
        <draw:frame draw:style-name="gr6" draw:text-style-name="P11" draw:layer="layout" svg:width="10.027cm" svg:height="4.487cm" svg:x="0.768cm" svg:y="3.133cm">
          <draw:text-box>
            <text:p text:style-name="P7"><text:span text:style-name="T9">let i: 0..255 = 127;</text:span></text:p>
            <text:p text:style-name="P7"><text:span text:style-name="T12">let nothing: null = null;</text:span></text:p>
            <text:p text:style-name="P7"><text:span text:style-name="T13">let b: bool = true</text:span></text:p>
            <text:p text:style-name="P7"><text:span text:style-name="T13">let f: float64 = 1.333e4;</text:span></text:p>
            <text:p text:style-name="P7"><text:span text:style-name="T13">let b_ref: &amp;bool = &amp;b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Language Constructs - Types</text:p>
          </draw:text-box>
        </draw:frame>
        <draw:frame draw:style-name="gr7" draw:text-style-name="P8" draw:layer="layout" svg:width="10.027cm" svg:height="6.623cm" svg:x="0.768cm" svg:y="8.544cm">
          <draw:text-box>
            <text:p text:style-name="P12"><text:span text:style-name="T9">type A[T: boxed] = {</text:span></text:p>
            <text:p text:style-name="P12"><text:span text:style-name="T9"><text:s text:c="2"/></text:span><text:span text:style-name="T9">a: T,</text:span></text:p>
            <text:p text:style-name="P12"><text:span text:style-name="T9"><text:s text:c="2"/></text:span><text:span text:style-name="T9">@align(4) { b1: 0..5, b2: 5..10 },</text:span></text:p>
            <text:p text:style-name="P12"><text:span text:style-name="T10"><text:s text:c="3"/></text:span><text:span text:style-name="T9">c: u16</text:span></text:p>
            <text:p text:style-name="P12"><text:span text:style-name="T9">};</text:span></text:p>
            <text:p text:style-name="P12"><text:span text:style-name="T9">let a: A[1..2] = </text:span></text:p>
            <text:p text:style-name="P12"><text:span text:style-name="T9"><text:s text:c="2"/></text:span><text:span text:style-name="T9">struct { a: 2, b1: 0, b2: 5, c: <text:s/>0 }</text:span></text:p>
          </draw:text-box>
        </draw:frame>
        <draw:frame draw:style-name="gr4" draw:text-style-name="P10" draw:layer="layout" svg:width="12.065cm" svg:height="3.647cm" svg:x="12.065cm" svg:y="3.175cm">
          <draw:text-box>
            <text:p text:style-name="P13"><text:span text:style-name="T9">let array: [bool; 4] = [true, false, true, false];</text:span></text:p>
            <text:p text:style-name="P13"><text:span text:style-name="T9">let slice: &amp;[bool] = &amp;array.[1..3];</text:span></text:p>
            <text:p text:style-name="P13"><text:span text:style-name="T9">let h: char = 'h';</text:span></text:p>
            <text:p text:style-name="P13"><text:span text:style-name="T9">let greet: &amp;string = "hello ";</text:span></text:p>
          </draw:text-box>
        </draw:frame>
        <draw:frame draw:style-name="gr8" draw:text-style-name="P11" draw:layer="layout" svg:width="10.027cm" svg:height="6.471cm" svg:x="12.065cm" svg:y="7.62cm">
          <draw:text-box>
            <text:p text:style-name="P14"><text:span text:style-name="T9">type U = bool | null;</text:span></text:p>
            <text:p text:style-name="P14"><text:span text:style-name="T11">Type V = </text:span><text:span text:style-name="T9">{ a: 1..1, b: null } </text:span></text:p>
            <text:p text:style-name="P14"><text:span text:style-name="T9"><text:s text:c="7"/></text:span><text:span text:style-name="T9">| { a: 2..2, b: bool }</text:span></text:p>
            <text:p text:style-name="P14"><text:span text:style-name="T12">let v : V = struct { a: 1, b: null };</text:span></text:p>
            <text:p text:style-name="P14"><text:span text:style-name="T12">if v.a == 1 {</text:span></text:p>
            <text:p text:style-name="P14"><text:span text:style-name="T12"><text:s text:c="2"/></text:span><text:span text:style-name="T12">/* v : { a: 1..1, b: null } */</text:span></text:p>
            <text:p text:style-name="P14"><text:span text:style-name="T12">}</text:span></text:p>
          </draw:text-box>
        </draw:frame>
        <draw:frame draw:style-name="gr9" draw:text-style-name="P11" draw:layer="layout" svg:width="10.027cm" svg:height="4.487cm" svg:x="0.768cm" svg:y="3.133cm">
          <draw:text-box>
            <text:p text:style-name="P14"><text:span text:style-name="T9">let i: 0..255 = 127;</text:span></text:p>
            <text:p text:style-name="P14"><text:span text:style-name="T12">let nothing: null = null;</text:span></text:p>
            <text:p text:style-name="P14"><text:span text:style-name="T13">let b: bool = true</text:span></text:p>
            <text:p text:style-name="P14"><text:span text:style-name="T13">let f: float64 = 1.333e4;</text:span></text:p>
            <text:p text:style-name="P14"><text:span text:style-name="T13">let b_ref: &amp;bool = &amp;b;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328cm" presentation:class="title" presentation:user-transformed="true">
          <draw:text-box>
            <text:p text:style-name="P16">Language Constructs - Expressions</text:p>
          </draw:text-box>
        </draw:frame>
        <draw:frame draw:style-name="gr10" draw:text-style-name="P8" draw:layer="layout" svg:width="4.946cm" svg:height="4.639cm" svg:x="0.769cm" svg:y="3.134cm">
          <draw:text-box>
            <text:p text:style-name="P7"><text:span text:style-name="T9">if 1 + 2 == 3 {</text:span></text:p>
            <text:p text:style-name="P7"><text:span text:style-name="T9"><text:s text:c="2"/></text:span><text:span text:style-name="T9">...</text:span></text:p>
            <text:p text:style-name="P7"><text:span text:style-name="T9">} else {</text:span></text:p>
            <text:p text:style-name="P7"><text:span text:style-name="T11"><text:s text:c="2"/></text:span><text:span text:style-name="T11">panic("???</text:span><text:span text:style-name="T9">")</text:span></text:p>
            <text:p text:style-name="P7"><text:span text:style-name="T9">}</text:span></text:p>
          </draw:text-box>
        </draw:frame>
        <draw:frame draw:style-name="gr11" draw:text-style-name="P8" draw:layer="layout" svg:width="4.947cm" svg:height="3.647cm" svg:x="0.768cm" svg:y="8.255cm">
          <draw:text-box>
            <text:p text:style-name="P7"><text:span text:style-name="T9">let a: bool = {</text:span></text:p>
            <text:p text:style-name="P7"><text:span text:style-name="T9"><text:s text:c="2"/></text:span><text:span text:style-name="T9">let a: 0..0 = 0;</text:span></text:p>
            <text:p text:style-name="P7"><text:span text:style-name="T9"><text:s text:c="2"/></text:span><text:span text:style-name="T9">1 == a</text:span></text:p>
            <text:p text:style-name="P7"><text:span text:style-name="T9">};</text:span></text:p>
          </draw:text-box>
        </draw:frame>
        <draw:frame draw:style-name="gr12" draw:text-style-name="P8" draw:layer="layout" svg:width="8.122cm" svg:height="6.623cm" svg:x="6.483cm" svg:y="3.057cm">
          <draw:text-box>
            <text:p text:style-name="P7"><text:span text:style-name="T9">for let i: uint in 0..10 { ... }</text:span></text:p>
            <text:p text:style-name="P7"><text:span text:style-name="T9">switch value {</text:span></text:p>
            <text:p text:style-name="P7"><text:span text:style-name="T9"><text:s text:c="2"/></text:span><text:span text:style-name="T9">case 1: ... // implicit break</text:span></text:p>
            <text:p text:style-name="P7"><text:span text:style-name="T9"><text:s text:c="2"/></text:span><text:span text:style-name="T9">case 2: ... // implicit break</text:span></text:p>
            <text:p text:style-name="P7"><text:span text:style-name="T9"><text:s text:c="2"/></text:span><text:span text:style-name="T9">// etc...</text:span></text:p>
            <text:p text:style-name="P7"><text:span text:style-name="T9"><text:s text:c="2"/></text:span><text:span text:style-name="T9">Default: ...</text:span></text:p>
            <text:p text:style-name="P7"><text:span text:style-name="T9">}</text:span></text:p>
          </draw:text-box>
        </draw:frame>
        <draw:frame draw:style-name="gr13" draw:text-style-name="P8" draw:layer="layout" svg:width="6.35cm" svg:height="2.655cm" svg:x="6.985cm" svg:y="9.93cm">
          <draw:text-box>
            <text:p text:style-name="P7"><text:span text:style-name="T9">for let i: uint in 0..10 {</text:span></text:p>
            <text:p text:style-name="P7"><text:span text:style-name="T9"><text:s text:c="2"/></text:span><text:span text:style-name="T9">arr.[i]</text:span></text:p>
            <text:p text:style-name="P7"><text:span text:style-name="T9">}</text:span></text:p>
          </draw:text-box>
        </draw:frame>
        <draw:frame draw:style-name="gr14" draw:text-style-name="P8" draw:layer="layout" svg:width="8.355cm" svg:height="2.655cm" svg:x="0.735cm" svg:y="12.82cm">
          <draw:text-box>
            <text:p text:style-name="P7"><text:span text:style-name="T9">func add(a: 0..5, b: 0..5): 0..10 {</text:span></text:p>
            <text:p text:style-name="P7"><text:span text:style-name="T9"><text:s text:c="2"/></text:span><text:span text:style-name="T9">a + b</text:span></text:p>
            <text:p text:style-name="P7"><text:span text:style-name="T9">}</text:span></text:p>
          </draw:text-box>
        </draw:frame>
        <draw:frame draw:style-name="gr15" draw:text-style-name="P11" draw:layer="layout" svg:width="11.932cm" svg:height="10.171cm" svg:x="15.24cm" svg:y="2.957cm">
          <draw:text-box>
            <text:p text:style-name="P7"><text:span text:style-name="T9">type TaskFunction[P: any] = func(param: &amp;rw P): unit;</text:span></text:p>
            <text:p text:style-name="P7"><text:span text:style-name="T9">type CStr = &amp;[0..127];</text:span></text:p>
            <text:p text:style-name="P7"><text:span text:style-name="T9">type TaskHandle = uint;</text:span></text:p>
            <text:p text:style-name="P7"><text:span text:style-name="T9">extern func</text:span></text:p>
            <text:p text:style-name="P7"><text:span text:style-name="T9">xTaskCreate[P: any]( pvTaskCode: TaskFunction[P],</text:span></text:p>
            <text:p text:style-name="P7"><text:span text:style-name="T9"><text:s text:c="21"/></text:span><text:span text:style-name="T9">pcName: Cstr,</text:span></text:p>
            <text:p text:style-name="P7"><text:span text:style-name="T9"><text:s text:c="21"/></text:span><text:span text:style-name="T9">uxStackDepth: uint32,</text:span></text:p>
            <text:p text:style-name="P7"><text:span text:style-name="T9"><text:tab/></text:span><text:span text:style-name="T9"><text:tab/></text:span><text:span text:style-name="T9"><text:tab/></text:span><text:span text:style-name="T9"> <text:s text:c="3"/></text:span><text:span text:style-name="T9">pvParameters: &amp;mut P, </text:span></text:p>
            <text:p text:style-name="P7"><text:span text:style-name="T9"><text:tab/></text:span><text:span text:style-name="T9"><text:tab/></text:span><text:span text:style-name="T9"><text:tab/></text:span><text:span text:style-name="T9"> <text:s text:c="3"/></text:span><text:span text:style-name="T9">uxPriority: uint, </text:span></text:p>
            <text:p text:style-name="P7"><text:span text:style-name="T9"><text:tab/></text:span><text:span text:style-name="T9"><text:tab/></text:span><text:span text:style-name="T9"><text:tab/></text:span><text:span text:style-name="T9"> <text:s text:c="3"/></text:span><text:span text:style-name="T9">taskHandle: &amp;mut TaskHandle 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mpiler Architecture</text:p>
          </draw:text-box>
        </draw:frame>
        <draw:custom-shape draw:style-name="gr16" draw:text-style-name="P18" draw:layer="layout" svg:width="5.715cm" svg:height="1.905cm" svg:x="1.27cm" svg:y="4.445cm">
          <text:p text:style-name="P17"><text:span text:style-name="T14">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7.62cm" svg:height="1.905cm" svg:x="10.16cm" svg:y="4.445cm">
          <text:p text:style-name="P17"><text:span text:style-name="T15">Type Checker</text:span></text:p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7.52cm" svg:y1="5.28cm" svg:x2="9.425cm" svg:y2="5.28cm">
          <text:p/>
        </draw:line>
        <draw:custom-shape draw:style-name="gr19" draw:text-style-name="P18" draw:layer="layout" svg:width="6.985cm" svg:height="1.746cm" svg:x="20.52cm" svg:y="4.504cm">
          <text:p text:style-name="P17"><text:span text:style-name="T14">Compiler</text:span></text:p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7.98cm" svg:y1="5.415cm" svg:x2="19.885cm" svg:y2="5.415cm">
          <text:p/>
        </draw:line>
        <draw:frame draw:style-name="gr20" draw:text-style-name="P20" draw:layer="layout" svg:width="8.909cm" svg:height="1.136cm" svg:x="1.251cm" svg:y="6.985cm">
          <draw:text-box>
            <text:p><text:span text:style-name="T16">-&gt; AST</text:span></text:p>
          </draw:text-box>
        </draw:frame>
        <draw:frame draw:style-name="gr20" draw:text-style-name="P20" draw:layer="layout" svg:width="8.909cm" svg:height="1.136cm" svg:x="10.141cm" svg:y="6.985cm">
          <draw:text-box>
            <text:p><text:span text:style-name="T16">-&gt; Type Annotated Tree</text:span></text:p>
          </draw:text-box>
        </draw:frame>
        <draw:frame draw:style-name="gr20" draw:text-style-name="P20" draw:layer="layout" svg:width="8.909cm" svg:height="1.136cm" svg:x="20.936cm" svg:y="6.985cm">
          <draw:text-box>
            <text:p><text:span text:style-name="T16">-&gt; Assembler Fi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Type Checker</text:p>
          </draw:text-box>
        </draw:frame>
        <draw:g draw:style-name="gr21">
          <draw:custom-shape draw:style-name="gr22" draw:text-style-name="P18" draw:layer="layout" svg:width="1.218cm" svg:height="1.212cm" svg:x="3.936cm" svg:y="3.81cm">
            <text:p text:style-name="P17"><text:span text:style-name="T17">+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3.807cm" svg:y1="5.15cm" svg:x2="2.589cm" svg:y2="6.766cm">
            <text:p/>
          </draw:line>
          <draw:custom-shape draw:style-name="gr22" draw:text-style-name="P18" draw:layer="layout" svg:width="1.218cm" svg:height="1.212cm" svg:x="1.905cm" svg:y="7.04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1.218cm" svg:height="1.212cm" svg:x="5.967cm" svg:y="6.979cm">
            <text:p text:style-name="P17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19" draw:layer="layout" svg:x1="5.282cm" svg:y1="5.15cm" svg:x2="6.5cm" svg:y2="6.766cm">
            <text:p/>
          </draw:line>
        </draw:g>
        <draw:g draw:style-name="gr21">
          <draw:custom-shape draw:style-name="gr22" draw:text-style-name="P18" draw:layer="layout" svg:width="1.218cm" svg:height="1.212cm" svg:x="13.159cm" svg:y="3.81cm">
            <text:p text:style-name="P17"><text:span text:style-name="T17">+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13.03cm" svg:y1="5.15cm" svg:x2="11.812cm" svg:y2="6.766cm">
            <text:p/>
          </draw:line>
          <draw:custom-shape draw:style-name="gr24" draw:text-style-name="P18" draw:layer="layout" svg:width="2.105cm" svg:height="1.212cm" svg:x="10.693cm" svg:y="7.043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14.505cm" svg:y1="5.15cm" svg:x2="15.723cm" svg:y2="6.766cm">
            <text:p/>
          </draw:line>
          <draw:custom-shape draw:style-name="gr24" draw:text-style-name="P18" draw:layer="layout" svg:width="2.105cm" svg:height="1.212cm" svg:x="14.605cm" svg:y="6.985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5" draw:text-style-name="P18" draw:layer="layout" svg:width="2.54cm" svg:height="1.212cm" svg:x="21.79cm" svg:y="3.61cm">
            <text:p text:style-name="P17"><text:span text:style-name="T18">+:int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22.355cm" svg:y1="5.15cm" svg:x2="21.137cm" svg:y2="6.766cm">
            <text:p/>
          </draw:line>
          <draw:custom-shape draw:style-name="gr24" draw:text-style-name="P18" draw:layer="layout" svg:width="2.105cm" svg:height="1.212cm" svg:x="20.018cm" svg:y="7.043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23.83cm" svg:y1="5.15cm" svg:x2="25.048cm" svg:y2="6.766cm">
            <text:p/>
          </draw:line>
          <draw:custom-shape draw:style-name="gr24" draw:text-style-name="P18" draw:layer="layout" svg:width="2.105cm" svg:height="1.212cm" svg:x="23.93cm" svg:y="6.985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2" draw:text-style-name="P18" draw:layer="layout" svg:width="1.218cm" svg:height="1.212cm" svg:x="3.936cm" svg:y="10.16cm">
            <text:p text:style-name="P17"><text:span text:style-name="T17">+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3.807cm" svg:y1="11.5cm" svg:x2="2.589cm" svg:y2="13.116cm">
            <text:p/>
          </draw:line>
          <draw:custom-shape draw:style-name="gr22" draw:text-style-name="P18" draw:layer="layout" svg:width="1.218cm" svg:height="1.212cm" svg:x="1.905cm" svg:y="13.39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653cm" svg:height="1.212cm" svg:x="5.867cm" svg:y="13.329cm">
            <text:p text:style-name="P17"><text:span text:style-name="T18">‘</text:span><text:span text:style-name="T18">a’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19" draw:layer="layout" svg:x1="5.282cm" svg:y1="11.5cm" svg:x2="6.5cm" svg:y2="13.116cm">
            <text:p/>
          </draw:line>
        </draw:g>
        <draw:g draw:style-name="gr21">
          <draw:custom-shape draw:style-name="gr22" draw:text-style-name="P18" draw:layer="layout" svg:width="1.218cm" svg:height="1.212cm" svg:x="13.159cm" svg:y="10.16cm">
            <text:p text:style-name="P17"><text:span text:style-name="T17">+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13.03cm" svg:y1="11.5cm" svg:x2="11.812cm" svg:y2="13.116cm">
            <text:p/>
          </draw:line>
          <draw:custom-shape draw:style-name="gr24" draw:text-style-name="P18" draw:layer="layout" svg:width="2.105cm" svg:height="1.212cm" svg:x="10.693cm" svg:y="13.393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14.505cm" svg:y1="11.5cm" svg:x2="15.723cm" svg:y2="13.116cm">
            <text:p/>
          </draw:line>
          <draw:custom-shape draw:style-name="gr27" draw:text-style-name="P18" draw:layer="layout" svg:width="3.175cm" svg:height="1.212cm" svg:x="14.605cm" svg:y="13.335cm">
            <text:p text:style-name="P17"><text:span text:style-name="T19">‘</text:span><text:span text:style-name="T19">a’:char</text:span></text:p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8" draw:text-style-name="P18" draw:layer="layout" svg:width="4.445cm" svg:height="1.112cm" svg:x="21.32cm" svg:y="10.16cm">
            <text:p text:style-name="P17"><text:span text:style-name="T20">+:int [error]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22.355cm" svg:y1="11.5cm" svg:x2="21.137cm" svg:y2="13.116cm">
            <text:p/>
          </draw:line>
          <draw:custom-shape draw:style-name="gr24" draw:text-style-name="P18" draw:layer="layout" svg:width="2.105cm" svg:height="1.212cm" svg:x="20.018cm" svg:y="13.393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23.83cm" svg:y1="11.5cm" svg:x2="25.048cm" svg:y2="13.116cm">
            <text:p/>
          </draw:line>
          <draw:custom-shape draw:style-name="gr27" draw:text-style-name="P18" draw:layer="layout" svg:width="3.175cm" svg:height="1.212cm" svg:x="23.495cm" svg:y="13.335cm">
            <text:p text:style-name="P17"><text:span text:style-name="T19">‘</text:span><text:span text:style-name="T19">a’:char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de Generation</text:p>
          </draw:text-box>
        </draw:frame>
        <draw:g draw:style-name="gr21">
          <draw:custom-shape draw:style-name="gr25" draw:text-style-name="P18" draw:layer="layout" svg:width="2.54cm" svg:height="1.212cm" svg:x="2.775cm" svg:y="4.245cm">
            <text:p text:style-name="P17"><text:span text:style-name="T18">+:int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3.34cm" svg:y1="5.785cm" svg:x2="2.122cm" svg:y2="7.401cm">
            <text:p/>
          </draw:line>
          <draw:custom-shape draw:style-name="gr24" draw:text-style-name="P18" draw:layer="layout" svg:width="2.105cm" svg:height="1.212cm" svg:x="1.003cm" svg:y="7.678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4.815cm" svg:y1="5.785cm" svg:x2="6.033cm" svg:y2="7.401cm">
            <text:p/>
          </draw:line>
          <draw:custom-shape draw:style-name="gr24" draw:text-style-name="P18" draw:layer="layout" svg:width="2.105cm" svg:height="1.212cm" svg:x="4.915cm" svg:y="7.62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5" draw:text-style-name="P18" draw:layer="layout" svg:width="2.54cm" svg:height="1.212cm" svg:x="11.2cm" svg:y="4.045cm">
            <text:p text:style-name="P17"><text:span text:style-name="T18">+:int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10.546cm" svg:y1="7.201cm" svg:x2="11.764cm" svg:y2="5.585cm">
            <text:p/>
          </draw:line>
          <draw:custom-shape draw:style-name="gr29" draw:text-style-name="P22" draw:layer="layout" svg:width="3.777cm" svg:height="1.212cm" svg:x="8.528cm" svg:y="7.478cm">
            <text:p text:style-name="P21"><text:span text:style-name="T21">li a0, 1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13.24cm" svg:y1="5.585cm" svg:x2="14.458cm" svg:y2="7.201cm">
            <text:p/>
          </draw:line>
          <draw:custom-shape draw:style-name="gr24" draw:text-style-name="P18" draw:layer="layout" svg:width="2.105cm" svg:height="1.212cm" svg:x="13.34cm" svg:y="7.42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2.54cm" svg:height="1.212cm" svg:x="11.2cm" svg:y="4.046cm">
            <text:p text:style-name="P17"><text:span text:style-name="T18">+:in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3.777cm" svg:height="1.212cm" svg:x="8.528cm" svg:y="7.479cm">
            <text:p text:style-name="P21"><text:span text:style-name="T21">li a0, 1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13.24cm" svg:y1="5.586cm" svg:x2="14.458cm" svg:y2="7.202cm">
            <text:p/>
          </draw:line>
          <draw:custom-shape draw:style-name="gr24" draw:text-style-name="P18" draw:layer="layout" svg:width="2.105cm" svg:height="1.212cm" svg:x="13.34cm" svg:y="7.421cm">
            <text:p text:style-name="P17"><text:span text:style-name="T19">1:int</text:span></text:p>
            <draw:enhanced-geometry svg:viewBox="0 0 21600 21600" draw:type="rectangle" draw:enhanced-path="M 0 0 L 21600 0 21600 21600 0 21600 0 0 Z N"/>
          </draw:custom-shape>
          <draw:frame draw:style-name="gr30" draw:text-style-name="P23" draw:layer="layout" svg:width="1.905cm" svg:height="1.077cm" draw:transform="rotate (0.866032374839586) translate (9.71cm 6.331cm)">
            <draw:text-box>
              <text:p><text:span text:style-name="T22">a0</text:span></text:p>
            </draw:text-box>
          </draw:frame>
        </draw:g>
        <draw:g draw:style-name="gr21">
          <draw:custom-shape draw:style-name="gr25" draw:text-style-name="P18" draw:layer="layout" svg:width="2.54cm" svg:height="1.212cm" svg:x="19.582cm" svg:y="4.01cm">
            <text:p text:style-name="P17"><text:span text:style-name="T18">+:int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18.928cm" svg:y1="7.166cm" svg:x2="20.146cm" svg:y2="5.55cm">
            <text:p/>
          </draw:line>
          <draw:custom-shape draw:style-name="gr29" draw:text-style-name="P22" draw:layer="layout" svg:width="3.777cm" svg:height="1.212cm" svg:x="16.91cm" svg:y="7.443cm">
            <text:p text:style-name="P21"><text:span text:style-name="T21">li a0, 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2.54cm" svg:height="1.212cm" svg:x="19.582cm" svg:y="4.011cm">
            <text:p text:style-name="P17"><text:span text:style-name="T18">+:in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3.777cm" svg:height="1.212cm" svg:x="16.91cm" svg:y="7.444cm">
            <text:p text:style-name="P21"><text:span text:style-name="T21">li a0, 1</text:span></text:p>
            <draw:enhanced-geometry svg:viewBox="0 0 21600 21600" draw:type="rectangle" draw:enhanced-path="M 0 0 L 21600 0 21600 21600 0 21600 0 0 Z N"/>
          </draw:custom-shape>
          <draw:frame draw:style-name="gr30" draw:text-style-name="P23" draw:layer="layout" svg:width="1.905cm" svg:height="1.077cm" draw:transform="rotate (0.866032374839586) translate (18.092cm 6.296cm)">
            <draw:text-box>
              <text:p><text:span text:style-name="T22">a0</text:span></text:p>
            </draw:text-box>
          </draw:frame>
          <draw:custom-shape draw:style-name="gr29" draw:text-style-name="P22" draw:layer="layout" svg:width="3.777cm" svg:height="1.212cm" svg:x="21.355cm" svg:y="7.443cm">
            <text:p text:style-name="P21"><text:span text:style-name="T21">li a1, 1</text:span></text:p>
            <draw:enhanced-geometry svg:viewBox="0 0 21600 21600" draw:type="rectangle" draw:enhanced-path="M 0 0 L 21600 0 21600 21600 0 21600 0 0 Z N"/>
          </draw:custom-shape>
          <draw:frame draw:style-name="gr30" draw:text-style-name="P23" draw:layer="layout" svg:width="1.905cm" svg:height="1.077cm" draw:transform="rotate (-0.776322451287078) translate (23.261cm 4.866cm)">
            <draw:text-box>
              <text:p><text:span text:style-name="T22">a1</text:span></text:p>
            </draw:text-box>
          </draw:frame>
          <draw:line draw:style-name="gr23" draw:text-style-name="P19" draw:layer="layout" svg:x1="23.895cm" svg:y1="7.283cm" svg:x2="21.99cm" svg:y2="5.481cm">
            <text:p/>
          </draw:line>
        </draw:g>
        <draw:g draw:style-name="gr21">
          <draw:custom-shape draw:style-name="gr31" draw:text-style-name="P26" draw:layer="layout" svg:width="5.715cm" svg:height="4.011cm" svg:x="18.415cm" svg:y="10.594cm">
            <text:p text:style-name="P24"><text:span text:style-name="T21">li a0, 1</text:span></text:p>
            <text:p text:style-name="P25"><text:span text:style-name="T21">li a1, 1</text:span></text:p>
            <text:p text:style-name="P25"><text:span text:style-name="T21">add a0, a0, a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ajor To-do Lis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Research</text:p>
              </text:list-item>
              <text:list-item>
                <text:p><text:s/>Reference Types</text:p>
              </text:list-item>
              <text:list-item>
                <text:p><text:s/>Modules</text:p>
              </text:list-item>
              <text:list-item>
                <text:p><text:s/>Union Types</text:p>
              </text:list-item>
              <text:list-item>
                <text:p><text:s/>Polymorphic Types</text:p>
              </text:list-item>
              <text:list-item>
                <text:p><text:s/>Integer Range Typ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inor To-do List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1. Operator Precedence</text:p>
                <text:p>2. Logical, bitwise, and arithmetic with assignment, binary operators</text:p>
                <text:p>3. Unary operators</text:p>
                <text:p>4. Core types: Slices, strings, enumerables, floats, chars.</text:p>
                <text:p>5. Structure encoding control</text:p>
                <text:p>6. Literals: characters, floats, radix-prefix integers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es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Medium" svg:font-family="'Iosevka Term Medium'" style:font-adornments="Regular" style:font-pitch="variable"/>
    <style:font-face style:name="Iosevka Term Medium1" svg:font-family="'Iosevka Term Medium'" style:font-pitch="variable"/>
    <style:font-face style:name="Iosevka Term Medium2" svg:font-family="'Iosevka Term Medium'" style:font-adornments="Italic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254cm" svg:stroke-color="#000000" draw:marker-start-width="0.584cm" draw:marker-start-center="false" draw:marker-end-width="0.584cm" draw:marker-end-center="false" svg:stroke-opacity="100%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Iosevka Term Medium2" fo:font-family="'Iosevka Term Medium'" style:font-style-name="Italic" style:font-pitch="variable" fo:font-size="13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Arrow_20_short" draw:marker-end-width="0.50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7:28:31.833848021</meta:creation-date>
    <dc:date>2024-04-27T20:29:49.424971571</dc:date>
    <meta:editing-duration>P1DT1H38M30S</meta:editing-duration>
    <meta:editing-cycles>83</meta:editing-cycles>
    <meta:generator>LibreOffice/24.2.2.2$Linux_X86_64 LibreOffice_project/420$Build-2</meta:generator>
    <meta:document-statistic meta:object-count="154"/>
  </office:meta>
</office:document-meta>
</file>